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4c38" officeooo:paragraph-rsid="00024c38"/>
    </style:style>
    <style:style style:name="P2" style:family="paragraph" style:parent-style-name="Standard">
      <style:text-properties fo:font-weight="bold" officeooo:rsid="00024c38" officeooo:paragraph-rsid="00024c38" style:font-weight-asian="bold" style:font-weight-complex="bold"/>
    </style:style>
    <style:style style:name="P3" style:family="paragraph" style:parent-style-name="Standard">
      <style:text-properties fo:font-weight="normal" officeooo:rsid="00024c38" officeooo:paragraph-rsid="00024c38" style:font-weight-asian="normal" style:font-weight-complex="normal"/>
    </style:style>
    <style:style style:name="P4" style:family="paragraph" style:parent-style-name="Standard">
      <style:text-properties fo:font-style="normal" fo:font-weight="bold" officeooo:rsid="00024c38" officeooo:paragraph-rsid="00024c38" style:font-style-asian="normal" style:font-weight-asian="bold" style:font-style-complex="normal" style:font-weight-complex="bold"/>
    </style:style>
    <style:style style:name="P5" style:family="paragraph" style:parent-style-name="Standard">
      <style:text-properties fo:font-weight="bold" officeooo:rsid="00024c38" officeooo:paragraph-rsid="00024c38" style:font-weight-asian="bold" style:font-weight-complex="bold"/>
    </style:style>
    <style:style style:name="P6" style:family="paragraph" style:parent-style-name="Standard">
      <style:text-properties officeooo:rsid="00024c38" officeooo:paragraph-rsid="00024c3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ola</text:span> gets her work done when it is assigned, and she collaborates well in group activities.</text:p>
      <text:p text:style-name="P1"><text:span text:style-name="T1">Paola</text:span> gets distracted by other students and is a little timid to participate during class discussions.</text:p>
      <text:p text:style-name="P1"/>
      <text:p text:style-name="P1"><text:span text:style-name="T1">Fernando</text:span> participates often and brings up well-thought-out ideas during discussions.</text:p>
      <text:p text:style-name="P1"><text:span text:style-name="T1">Fernando</text:span> gets easily distracted. Due to this he doesn’t complete classwork in a timely manner.</text:p>
      <text:p text:style-name="P1"/>
      <text:p text:style-name="P1"><text:span text:style-name="T1">Eileen</text:span> is a well rounded student who participates well, engages in group activities and completes her assignments when they are assigned.</text:p>
      <text:p text:style-name="P1"><text:span text:style-name="T1">Eileen</text:span> could benefit from challenging herself to use stronger and more descriptive vocabulary.</text:p>
      <text:p text:style-name="P1"/>
      <text:p text:style-name="P1"><text:span text:style-name="T1">Cesar</text:span> brings up good ideas during discussions, completes his classwork on time and is respectful during class.</text:p>
      <text:p text:style-name="P1"><text:span text:style-name="T1">Cesar</text:span> gets easily distracted and can be shy from participating. He could benefit from challenging himself to stay focused and taking opportunities to share his thoughts.</text:p>
      <text:p text:style-name="P1"/>
      <text:p text:style-name="P1"><text:span text:style-name="T1">Luis</text:span> participates well during class discussions and is an active listener during presentations.</text:p>
      <text:p text:style-name="P2">Luis <text:span text:style-name="T2">loses focus during classwork time and often leaves assignments incomplete due to not being able to keep his focus.</text:span></text:p>
      <text:p text:style-name="P2"/>
      <text:p text:style-name="P2">Einar <text:span text:style-name="T2">is a great student who engages in conversations and discussions well, by brining up interesting points and perspectives. He is super engaged in class and group activities.</text:span></text:p>
      <text:p text:style-name="P3">Sometimes <text:span text:style-name="T1">Einar </text:span>doesn’t complete the bookwork according to the instructions, he could benefit from reading instructions before completing the assignments.</text:p>
      <text:p text:style-name="P2">Ana <text:span text:style-name="T2">is a well rounded student who participates often and brings intriguing personal experiences to the discussions. She completes her work in a timely manner and always does the work to her best ability</text:span></text:p>
      <text:p text:style-name="P2">Ana<text:span text:style-name="T2"> could take advantage by challenging herself to use stronger and more descriptive vocabulary.</text:span></text:p>
      <text:p text:style-name="P2">Isabella <text:span text:style-name="T2">is an engaged and respectful student who participates well and brings up interesting points to discussions. She completes assignments when they are assigned and collaborates well during group activities.</text:span></text:p>
      <text:p text:style-name="P2"><text:span text:style-name="T2">Sometimes </text:span>Isabella <text:span text:style-name="T2">struggles in expressing her responses with proper grammar because she wants to expressing them using strong and descriptive vocabulary, she could benefit from keeping her responses simple. </text:span></text:p>
      <text:p text:style-name="P2"/>
      <text:p text:style-name="P2">Ivan <text:span text:style-name="T2">completes his work on time. He writes well and has a good grasp of the language in terms of sentence structure and using descriptive vocabulary.</text:span></text:p>
      <text:p text:style-name="P4">Ivan <text:span text:style-name="T2">gets easily distracted by his classmates which hinders his ability to focus and learn. </text:span></text:p>
      <text:p text:style-name="P2">Andres<text:span text:style-name="T2"> brings up interesting points in discussions and in his writing.</text:span></text:p>
      <text:p text:style-name="P2">Andres <text:span text:style-name="T2">can be distracting during class by socializing with his classmate and has a hard time motivating himself to do classwork.</text:span></text:p>
      <text:p text:style-name="P2">Maylen <text:span text:style-name="T2">doesn’t hesitate to ask questions for clarification and collaborates well during group activities.</text:span></text:p>
      <text:p text:style-name="P2">Maylen <text:span text:style-name="T2">lacks energy in class and enthusiasm to engage in the topics. </text:span></text:p>
      <text:p text:style-name="P2">Marco <text:span text:style-name="T2">is an active participant during discussions, and collaborates well in group activities.</text:span></text:p>
      <text:p text:style-name="P2">Marco <text:span text:style-name="T2">can get easily distracted and does not enjoy or try to engage in writing. </text:span></text:p>
      <text:p text:style-name="P2">Kfir <text:span text:style-name="T2">is an active participant in discussions. Also he participates well during group activities and is very engaged in grammar and vocabulary activities.</text:span></text:p>
      <text:p text:style-name="P2">Kfir <text:span text:style-name="T2">has a hard time staying focused and enjoys socializing with other students. </text:span></text:p>
      <text:p text:style-name="P1"/>
      <text:p text:style-name="P1"/>
      <text:p text:style-name="P1"/>
      <text:p text:style-name="P1"><text:soft-page-break/>Mr. Alex Unit 3-4 Assessment </text:p>
      <text:p text:style-name="P1"/>
      <text:p text:style-name="P1">Properly use four vocabulary words/phrases from Unit 4 to create sentences demonstrating your knowledge of the words/phrases. 4 Points.</text:p>
      <text:p text:style-name="P1">1.___________________________________________________________________________</text:p>
      <text:p text:style-name="P1">2.___________________________________________________________________________</text:p>
      <text:p text:style-name="P1">3.___________________________________________________________________________</text:p>
      <text:p text:style-name="P1">4.___________________________________________________________________________</text:p>
      <text:p text:style-name="P1">Properly use four vocabulary words/phrases from Unit 4 to create sentences demonstrating your knowledge of the words/phrases. 4 Points.</text:p>
      <text:p text:style-name="P1">5.___________________________________________________________________________</text:p>
      <text:p text:style-name="P1">6.___________________________________________________________________________</text:p>
      <text:p text:style-name="P1">7.___________________________________________________________________________</text:p>
      <text:p text:style-name="P1">8.___________________________________________________________________________</text:p>
      <text:p text:style-name="P1"/>
      <text:p text:style-name="P1">Read the following scenarios and using the proper grammar point, give a suggesting, an advice or expressing an opinion based on problem. 3 Points. </text:p>
      <text:p text:style-name="P1">9.</text:p>
      <text:p text:style-name="P1">10.</text:p>
      <text:p text:style-name="P1">11.</text:p>
      <text:p text:style-name="P1"/>
      <text:p text:style-name="P1">Think of a challenge or something you overcame when you were younger. Write atleast three sentences using the proper grammar point of ‘ability in the past’ to talk about how you overcame this challenge. </text:p>
      <text:p text:style-name="P1">3 Points.</text:p>
      <text:p text:style-name="P1">12._______________________________________________________________________________</text:p>
      <text:p text:style-name="P1">13._______________________________________________________________________________</text:p>
      <text:p text:style-name="P1">14._______________________________________________________________________________</text:p>
      <text:p text:style-name="P1">_______________________________________________________________________________</text:p>
      <text:p text:style-name="P1"/>
      <text:p text:style-name="P1">Read the following situations and using Wish / If Only grammar points, properly express regret according to the scenario. 3 Points.</text:p>
      <text:p text:style-name="P1">15.___________________________________________________________________________</text:p>
      <text:p text:style-name="P1">16.___________________________________________________________________________</text:p>
      <text:p text:style-name="P1">17.___________________________________________________________________________</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8:35:26.496751757</meta:creation-date>
    <dc:date>2023-12-18T21:01:58.270023337</dc:date>
    <meta:editing-duration>PT3H19M11S</meta:editing-duration>
    <meta:editing-cycles>2</meta:editing-cycles>
    <meta:generator>LibreOffice/7.5.3.2$MacOSX_X86_64 LibreOffice_project/9f56dff12ba03b9acd7730a5a481eea045e468f3</meta:generator>
    <meta:document-statistic meta:table-count="0" meta:image-count="0" meta:object-count="0" meta:page-count="2" meta:paragraph-count="51" meta:word-count="627" meta:character-count="5137" meta:non-whitespace-character-count="4553"/>
  </office:meta>
</office:document-meta>
</file>